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Angsana New" svg:font-family="Angsana New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xwu onnz rqtj iscu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Angsana New" svg:font-family="Angsana New" style:font-family-generic="roman" style:font-pitch="variable" svg:panose-1="2 2 6 3 5 4 5 2 3 4"/>
    <style:font-face style:name="Times New Roman" svg:font-family="Times New Roman" style:font-family-generic="roman" style:font-pitch="variable" svg:panose-1="2 2 6 3 5 4 5 2 3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/>
      <style:text-properties style:font-name="Calibri" style:font-name-asian="Calibri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5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DengXian Light" style:font-name-complex="Angsana New" fo:color="#2F5496" fo:font-size="20pt" style:font-size-asian="20pt" style:font-size-complex="25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DengXian Light" style:font-name-complex="Angsana New" fo:color="#2F5496" fo:font-size="16pt" style:font-size-asian="16pt" style:font-size-complex="20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Angsana New" fo:color="#2F5496" fo:font-size="14pt" style:font-size-asian="14pt" style:font-size-complex="17.5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Angsana New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Angsana New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Angsana New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Angsana New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Angsana New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Angsana New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DengXian Light" style:font-name-complex="Angsana New" fo:color="#2F5496" fo:font-size="20pt" style:font-size-asian="20pt" style:font-size-complex="25pt"/>
    </style:style>
    <style:style style:name="Heading2Char" style:display-name="Heading 2 Char" style:family="text" style:parent-style-name="DefaultParagraphFont">
      <style:text-properties style:font-name="Calibri Light" style:font-name-asian="DengXian Light" style:font-name-complex="Angsana New" fo:color="#2F5496" fo:font-size="16pt" style:font-size-asian="16pt" style:font-size-complex="20pt"/>
    </style:style>
    <style:style style:name="Heading3Char" style:display-name="Heading 3 Char" style:family="text" style:parent-style-name="DefaultParagraphFont">
      <style:text-properties style:font-name-asian="DengXian Light" style:font-name-complex="Angsana New" fo:color="#2F5496" fo:font-size="14pt" style:font-size-asian="14pt" style:font-size-complex="17.5pt"/>
    </style:style>
    <style:style style:name="Heading4Char" style:display-name="Heading 4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DengXian Light" style:font-name-complex="Angsana New" fo:color="#2F5496"/>
    </style:style>
    <style:style style:name="Heading6Char" style:display-name="Heading 6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Angsana New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Angsana New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Angsana New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DengXian Light" style:font-name-complex="Angsana New" fo:letter-spacing="-0.0069in" style:letter-kerning="true" fo:font-size="28pt" style:font-size-asian="28pt" style:font-size-complex="35.5pt" fo:hyphenate="false"/>
    </style:style>
    <style:style style:name="TitleChar" style:display-name="Title Char" style:family="text" style:parent-style-name="DefaultParagraphFont">
      <style:text-properties style:font-name="Calibri Light" style:font-name-asian="DengXian Light" style:font-name-complex="Angsana New" fo:letter-spacing="-0.0069in" style:letter-kerning="true" fo:font-size="28pt" style:font-size-asian="28pt" style:font-size-complex="35.5pt"/>
    </style:style>
    <style:style style:name="Subtitle" style:display-name="Subtitle" style:family="paragraph" style:parent-style-name="Normal" style:next-style-name="Normal">
      <style:text-properties style:font-name-asian="DengXian Light" style:font-name-complex="Angsana New" fo:color="#595959" fo:letter-spacing="0.0104in" fo:font-size="14pt" style:font-size-asian="14pt" style:font-size-complex="17.5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Angsana New" fo:color="#595959" fo:letter-spacing="0.0104in" fo:font-size="14pt" style:font-size-asian="14pt" style:font-size-complex="17.5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EENAKSHI SUNDARAM</meta:initial-creator>
    <dc:creator>MEENAKSHI SUNDARAM</dc:creator>
    <meta:creation-date>2025-06-09T13:11:00Z</meta:creation-date>
    <dc:date>2025-06-09T13:49:00Z</dc:date>
    <meta:template xlink:href="Normal" xlink:type="simple"/>
    <meta:editing-cycles>1</meta:editing-cycles>
    <meta:editing-duration>PT2280S</meta:editing-duration>
    <meta:document-statistic meta:page-count="1" meta:paragraph-count="1" meta:word-count="3" meta:character-count="21" meta:row-count="1" meta:non-whitespace-character-count="19"/>
  </office:meta>
</office:document-meta>
</file>